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572cm" svg:height="3.683cm" svg:x="6.837cm" svg:y="1.169cm">
          <text:p text:style-name="P1">Freq divider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572cm" svg:height="3.683cm" svg:x="6.836cm" svg:y="6.268cm">
          <text:p text:style-name="P1">Freq dividers</text:p>
          <draw:enhanced-geometry svg:viewBox="0 0 21600 21600" draw:type="rectangle" draw:enhanced-path="M 0 0 L 21600 0 21600 21600 0 21600 0 0 Z N"/>
        </draw:custom-shape>
        <draw:connector draw:style-name="gr2" draw:text-style-name="P1" xml:id="id3" draw:id="id3" draw:layer="layout" svg:x1="2.771cm" svg:y1="5.715cm" svg:x2="6.837cm" svg:y2="3.01cm" draw:end-shape="id1" draw:end-glue-point="3" svg:d="m2771 5715h1783v-2705h2283" svg:viewBox="0 0 4067 2706">
          <text:p/>
        </draw:connector>
        <draw:connector draw:style-name="gr2" draw:text-style-name="P1" draw:layer="layout" svg:x1="6.836cm" svg:y1="8.109cm" svg:x2="4.554cm" svg:y2="4.362cm" draw:start-shape="id2" draw:start-glue-point="3" draw:end-shape="id3" draw:end-glue-point="0" svg:d="m6836 8109h-2282v-3747" svg:viewBox="0 0 2283 3748">
          <text:p/>
        </draw:connector>
        <draw:frame draw:style-name="gr3" draw:layer="layout" svg:width="2.826cm" svg:height="1.673cm" svg:x="1cm" svg:y="1.463cm">
          <draw:text-box>
            <text:p>External</text:p>
            <text:p>clock</text:p>
          </draw:text-box>
        </draw:frame>
        <draw:connector draw:style-name="gr2" draw:text-style-name="P1" draw:layer="layout" svg:x1="11.409cm" svg:y1="3.01cm" svg:x2="13.901cm" svg:y2="3.027cm" draw:start-shape="id1" draw:start-glue-point="1" svg:d="m11409 3010h1497v17h995" svg:viewBox="0 0 2493 18">
          <text:p/>
        </draw:connector>
        <draw:frame draw:style-name="gr4" draw:layer="layout" svg:width="3.249cm" svg:height="0.962cm" svg:x="19.495cm" svg:y="1.761cm">
          <draw:text-box>
            <text:p>1Hz clock</text:p>
          </draw:text-box>
        </draw:frame>
        <draw:connector draw:style-name="gr2" draw:text-style-name="P1" draw:layer="layout" svg:x1="11.408cm" svg:y1="8.109cm" svg:x2="14.069cm" svg:y2="8.109cm" draw:start-shape="id2" draw:start-glue-point="1" svg:d="m11408 8109h2661" svg:viewBox="0 0 2662 1">
          <text:p/>
        </draw:connector>
        <draw:frame draw:style-name="gr5" draw:layer="layout" svg:width="3.11cm" svg:height="0.962cm" svg:x="19.36cm" svg:y="8.368cm">
          <draw:text-box>
            <text:p>Ref clock</text:p>
          </draw:text-box>
        </draw:frame>
        <draw:custom-shape draw:style-name="gr1" draw:text-style-name="P1" xml:id="id4" draw:id="id4" draw:layer="layout" svg:width="4.572cm" svg:height="3.683cm" svg:x="6.835cm" svg:y="15.967cm">
          <text:p text:style-name="P1">BCD coun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572cm" svg:height="3.683cm" svg:x="15.334cm" svg:y="15.966cm">
          <text:p text:style-name="P1">7-seg decoder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407cm" svg:y1="17.808cm" svg:x2="15.334cm" svg:y2="17.807cm" draw:start-shape="id4" draw:start-glue-point="1" draw:end-shape="id5" draw:end-glue-point="3" svg:d="m11407 17808h1964v-1h1963" svg:viewBox="0 0 3928 2">
          <text:p/>
        </draw:connector>
        <draw:line draw:style-name="gr6" draw:text-style-name="P1" draw:layer="layout" svg:x1="12.003cm" svg:y1="18.321cm" svg:x2="12.511cm" svg:y2="17.305cm">
          <text:p/>
        </draw:line>
        <draw:connector draw:style-name="gr2" draw:text-style-name="P1" draw:layer="layout" svg:x1="19.906cm" svg:y1="17.807cm" svg:x2="25.137cm" svg:y2="17.813cm" draw:start-shape="id5" draw:start-glue-point="1" draw:end-shape="id6" draw:end-glue-point="0" svg:d="m19906 17807h2330v6h2901" svg:viewBox="0 0 5232 7">
          <text:p/>
        </draw:connector>
        <draw:line draw:style-name="gr6" draw:text-style-name="P1" draw:layer="layout" svg:x1="23.423cm" svg:y1="18.502cm" svg:x2="24.058cm" svg:y2="17.232cm">
          <text:p/>
        </draw:line>
        <draw:frame draw:style-name="gr5" draw:layer="layout" svg:width="4.549cm" svg:height="1.673cm" svg:x="22.177cm" svg:y="18.504cm">
          <draw:text-box>
            <text:p>Outputs for</text:p>
            <text:p>7-seg displays</text:p>
          </draw:text-box>
        </draw:frame>
        <draw:custom-shape draw:style-name="gr1" draw:text-style-name="P1" xml:id="id12" draw:id="id12" draw:layer="layout" svg:width="4.572cm" svg:height="3.683cm" svg:x="19.934cm" svg:y="3.766cm">
          <text:p text:style-name="P1">Counter</text:p>
          <text:p text:style-name="P1">controller</text:p>
          <draw:enhanced-geometry svg:viewBox="0 0 21600 21600" draw:type="rectangle" draw:enhanced-path="M 0 0 L 21600 0 21600 21600 0 21600 0 0 Z N"/>
        </draw:custom-shape>
        <draw:frame draw:style-name="gr5" xml:id="id7" draw:id="id7" draw:layer="layout" svg:width="3.846cm" svg:height="1.673cm" svg:x="2.062cm" svg:y="10.502cm">
          <draw:text-box>
            <text:p>Signal to be</text:p>
            <text:p>measured</text:p>
          </draw:text-box>
        </draw:frame>
        <draw:connector draw:style-name="gr2" draw:text-style-name="P1" draw:layer="layout" svg:x1="3.985cm" svg:y1="12.175cm" svg:x2="9.121cm" svg:y2="19.65cm" draw:start-shape="id7" draw:end-shape="id4" draw:end-glue-point="2" svg:d="m3985 12175v7975h5136v-500" svg:viewBox="0 0 5137 7976">
          <text:p/>
        </draw:connector>
        <draw:line draw:style-name="gr7" draw:text-style-name="P1" draw:layer="layout" svg:x1="5.191cm" svg:y1="8.071cm" svg:x2="6.842cm" svg:y2="8.071cm">
          <text:p/>
        </draw:line>
        <draw:line draw:style-name="gr7" draw:text-style-name="P1" draw:layer="layout" svg:x1="5.191cm" svg:y1="2.991cm" svg:x2="6.715cm" svg:y2="2.991cm">
          <text:p/>
        </draw:line>
        <draw:line draw:style-name="gr7" draw:text-style-name="P1" draw:layer="layout" svg:x1="19.923cm" svg:y1="3.051cm" svg:x2="21.741cm" svg:y2="3.092cm">
          <text:p/>
        </draw:line>
        <draw:line draw:style-name="gr7" draw:text-style-name="P1" draw:layer="layout" svg:x1="19.248cm" svg:y1="8.071cm" svg:x2="21.153cm" svg:y2="8.071cm">
          <text:p/>
        </draw:line>
        <draw:line draw:style-name="gr7" draw:text-style-name="P1" draw:layer="layout" svg:x1="14.365cm" svg:y1="17.813cm" svg:x2="15.254cm" svg:y2="17.813cm">
          <text:p/>
        </draw:line>
        <draw:line draw:style-name="gr7" draw:text-style-name="P1" xml:id="id6" draw:id="id6" draw:layer="layout" svg:x1="24.566cm" svg:y1="17.813cm" svg:x2="25.709cm" svg:y2="17.813cm">
          <text:p/>
        </draw:line>
        <draw:line draw:style-name="gr7" draw:text-style-name="P1" draw:layer="layout" svg:x1="3.956cm" svg:y1="20.161cm" svg:x2="6.496cm" svg:y2="20.161cm">
          <text:p/>
        </draw:line>
        <draw:line draw:style-name="gr7" draw:text-style-name="P1" xml:id="id8" draw:id="id8" draw:layer="layout" svg:x1="24.547cm" svg:y1="5.785cm" svg:x2="26.579cm" svg:y2="5.785cm">
          <text:p/>
        </draw:line>
        <draw:connector draw:style-name="gr2" draw:text-style-name="P1" draw:layer="layout" draw:line-skew="0cm -0.127cm" svg:x1="26.579cm" svg:y1="5.785cm" svg:x2="6.835cm" svg:y2="17.808cm" draw:start-shape="id8" draw:start-glue-point="1" draw:end-shape="id4" draw:end-glue-point="3" svg:d="m26579 5785v5165h-20372v6858h628" svg:viewBox="0 0 20373 12024">
          <text:p/>
        </draw:connector>
        <draw:frame draw:style-name="gr5" draw:layer="layout" svg:width="2.754cm" svg:height="1.673cm" svg:x="24.316cm" svg:y="3.981cm">
          <draw:text-box>
            <text:p>Counter</text:p>
            <text:p>enable</text:p>
          </draw:text-box>
        </draw:frame>
        <draw:custom-shape draw:style-name="gr1" draw:text-style-name="P1" xml:id="id9" draw:id="id9" draw:layer="layout" svg:width="4.572cm" svg:height="3.683cm" svg:x="14.133cm" svg:y="11.765cm">
          <text:p text:style-name="P1">Scale</text:p>
          <text:p text:style-name="P1">Adjustment</text:p>
          <text:p text:style-name="P1">unit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4.431cm" svg:y1="17.764cm" svg:x2="14.431cm" svg:y2="15.351cm">
          <text:p/>
        </draw:line>
        <draw:line draw:style-name="gr7" draw:text-style-name="P1" draw:layer="layout" svg:x1="16.277cm" svg:y1="10.906cm" svg:x2="16.277cm" svg:y2="11.795cm">
          <text:p/>
        </draw:line>
        <draw:connector draw:style-name="gr2" draw:text-style-name="P1" draw:layer="layout" svg:x1="14.133cm" svg:y1="13.606cm" svg:x2="12.862cm" svg:y2="8.871cm" draw:start-shape="id9" draw:start-glue-point="3" draw:end-shape="id10" draw:end-glue-point="6" svg:d="m14133 13606h-1271v-4735" svg:viewBox="0 0 1272 4736">
          <text:p/>
        </draw:connector>
        <draw:line draw:style-name="gr7" draw:text-style-name="P1" draw:layer="layout" svg:x1="12.828cm" svg:y1="11.33cm" svg:x2="12.828cm" svg:y2="8.917cm">
          <text:p/>
        </draw:line>
        <draw:frame draw:style-name="gr5" draw:layer="layout" svg:width="4.481cm" svg:height="0.962cm" svg:x="8.306cm" svg:y="11.911cm">
          <draw:text-box>
            <text:p>Division factor</text:p>
          </draw:text-box>
        </draw:frame>
        <draw:frame draw:style-name="gr5" draw:layer="layout" svg:width="1.979cm" svg:height="0.962cm" svg:x="19.537cm" svg:y="12.303cm">
          <draw:text-box>
            <text:p>scale</text:p>
          </draw:text-box>
        </draw:frame>
        <draw:custom-shape draw:style-name="gr1" draw:text-style-name="P1" xml:id="id11" draw:id="id11" draw:layer="layout" svg:width="4.572cm" svg:height="3.683cm" svg:x="14.135cm" svg:y="6.267cm">
          <text:p text:style-name="P1">Two-phase</text:p>
          <text:p text:style-name="P1">Non-overlapping</text:p>
          <text:p text:style-name="P1">Clock generator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4.572cm" svg:height="3.683cm" svg:x="13.935cm" svg:y="1.167cm">
          <text:p text:style-name="P1">Two-phase</text:p>
          <text:p text:style-name="P1">Non-overlapping</text:p>
          <text:p text:style-name="P1">Clock generato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8.707cm" svg:y1="8.108cm" svg:x2="22.22cm" svg:y2="7.449cm" draw:start-shape="id11" draw:start-glue-point="1" draw:end-shape="id12" draw:end-glue-point="2" svg:d="m18707 8108h3513v-659" svg:viewBox="0 0 3514 660">
          <text:p/>
        </draw:connector>
        <draw:connector draw:style-name="gr2" draw:text-style-name="P1" draw:layer="layout" svg:x1="18.507cm" svg:y1="3.008cm" svg:x2="22.22cm" svg:y2="3.766cm" draw:start-shape="id13" draw:start-glue-point="1" draw:end-shape="id12" draw:end-glue-point="0" svg:d="m18507 3008h3713v758" svg:viewBox="0 0 3714 759">
          <text:p/>
        </draw:connector>
        <draw:custom-shape draw:style-name="gr1" draw:text-style-name="P1" draw:layer="layout" svg:width="4.572cm" svg:height="3.683cm" svg:x="1.134cm" svg:y="13.466cm">
          <text:p text:style-name="P1">Two-phase</text:p>
          <text:p text:style-name="P1">Non-overlapping</text:p>
          <text:p text:style-name="P1">Clock generator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4.024cm" svg:y1="12.43cm" svg:x2="4.024cm" svg:y2="13.446cm">
          <text:p/>
        </draw:line>
        <draw:custom-shape draw:style-name="gr8" draw:text-style-name="P1" xml:id="id10" draw:id="id10" draw:layer="layout" svg:width="2.032cm" svg:height="0.889cm" draw:transform="rotate (1.57987203890527) translate (12.421cm 9.12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1" draw:layer="layout" svg:x1="11.76cm" svg:y1="8.493cm" svg:x2="12.014cm" svg:y2="7.604cm">
          <text:p/>
        </draw:line>
        <draw:connector draw:style-name="gr2" draw:text-style-name="P1" draw:layer="layout" svg:x1="18.705cm" svg:y1="13.606cm" svg:x2="19.234cm" svg:y2="15.539cm" draw:start-shape="id9" draw:start-glue-point="1" svg:d="m18705 13606h515v1933h14" svg:viewBox="0 0 530 1934">
          <text:p/>
        </draw:connector>
        <draw:line draw:style-name="gr7" draw:text-style-name="P1" draw:layer="layout" svg:x1="19.288cm" svg:y1="13.954cm" svg:x2="19.288cm" svg:y2="15.986cm">
          <text:p/>
        </draw:line>
        <draw:custom-shape draw:style-name="gr1" draw:text-style-name="P1" draw:layer="layout" svg:width="4.572cm" svg:height="3.683cm" svg:x="1.208cm" svg:y="3.685cm">
          <text:p text:style-name="P1">Two-phase</text:p>
          <text:p text:style-name="P1">Non-overlapping</text:p>
          <text:p text:style-name="P1">Clock generator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3.032cm" svg:y1="2.651cm" svg:x2="3.032cm" svg:y2="3.6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uilherme </meta:initial-creator>
    <meta:creation-date>2013-04-18T15:05:20</meta:creation-date>
    <dc:date>2013-05-03T08:49:58</dc:date>
    <dc:creator>Guilherme </dc:creator>
    <meta:editing-duration>PT12M13S</meta:editing-duration>
    <meta:editing-cycles>8</meta:editing-cycles>
    <meta:generator>LibreOffice/3.5$Linux_x86 LibreOffice_project/350m1$Build-2</meta:generator>
    <meta:document-statistic meta:object-count="48"/>
  </office:meta>
</office:document-meta>
</file>